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6.498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3.217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2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ffff" fo:border="0.002cm solid #000000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1" style:family="table-cell" style:parent-style-name="Default" style:data-style-name="N109">
      <style:table-cell-properties fo:border="0.002cm solid #00000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8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テーブル一覧" table:style-name="ta1" table:print="false">
        <office:forms form:automatic-focus="false" form:apply-design-mode="false"/>
        <table:table-column table:style-name="co10" table:default-cell-style-name="ce18"/>
        <table:table-column table:style-name="co11" table:number-columns-repeated="2" table:default-cell-style-name="ce2"/>
        <table:table-column table:style-name="co3" table:default-cell-style-name="ce21"/>
        <table:table-column table:style-name="co3" table:number-columns-repeated="2" table:default-cell-style-name="ce2"/>
        <table:table-row table:style-name="ro1">
          <table:table-cell table:style-name="ce17" office:value-type="string" table:number-columns-spanned="3" table:number-rows-spanned="1">
            <text:p>データテーブル</text:p>
          </table:table-cell>
          <table:covered-table-cell table:style-name="ce19"/>
          <table:covered-table-cell table:style-name="ce20"/>
          <table:table-cell table:style-name="Default" table:number-columns-repeated="3"/>
        </table:table-row>
        <table:table-row table:style-name="ro1">
          <table:table-cell table:style-name="ce2"/>
          <table:table-cell table:style-name="ce18" office:value-type="string">
            <text:p>日本語名</text:p>
          </table:table-cell>
          <table:table-cell table:style-name="ce18" office:value-type="string">
            <text:p>物理テーブル名</text:p>
          </table:table-cell>
          <table:table-cell table:style-name="ce18" office:value-type="string">
            <text:p>作成日</text:p>
          </table:table-cell>
          <table:table-cell table:style-name="ce18" office:value-type="string">
            <text:p>作成者</text:p>
          </table:table-cell>
          <table:table-cell table:style-name="ce18" office:value-type="string">
            <text:p>備考</text:p>
          </table:table-cell>
        </table:table-row>
        <table:table-row table:style-name="ro2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3">
            <text:p>3</text:p>
          </table:table-cell>
          <table:table-cell office:value-type="string">
            <text:p>階層テーブル</text:p>
          </table:table-cell>
          <table:table-cell office:value-type="string">
            <text:p>dccm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4">
            <text:p>4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2" svg:width="2.899cm" svg:height="2.008cm" svg:x="3.961cm" svg:y="3.958cm" draw:caption-point-x="3.378cm" draw:caption-point-y="-1.632cm">
              <dc:date>2021-07-20T00:00:00</dc:date>
              <text:p text:style-name="P1"><text:span text:style-name="T1">コード命名規約に当てはまりそうなものが無かったので</text:span><text:span text:style-name="T1">t(</text:span><text:span text:style-name="T1">投</text:span><text:span text:style-name="T1">)a(</text:span><text:span text:style-name="T1">影</text:span><text:span text:style-name="T1">)</text:span><text:span text:style-name="T1">として仮設定しました。</text:span></text:p>
            </office:annotation>
            <text:p>dcta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5">
            <text:p>5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1">
          <table:table-cell table:formula="of:=ROW()-2" office:value-type="float" office:value="6">
            <text:p>6</text:p>
          </table:table-cell>
          <table:table-cell table:number-columns-repeated="2"/>
          <table:table-cell table:style-name="ce2"/>
          <table:table-cell table:number-columns-repeated="2"/>
        </table:table-row>
      </table:table>
      <table:table table:name="人員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人員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3.コード設計コード一覧の人員状態参照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9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IDと同じ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 table:number-columns-spanned="2" table:number-rows-spanned="1">
            <text:p>ログイン権限</text:p>
          </table:table-cell>
          <table:covered-table-cell/>
          <table:table-cell table:style-name="ce9" office:value-type="string" table:number-columns-spanned="2" table:number-rows-spanned="1">
            <text:p>login_authority</text:p>
          </table:table-cell>
          <table:covered-table-cell/>
          <table:table-cell table:style-name="ce9" office:value-type="string">
            <text:p>boolean</text:p>
          </table:table-cell>
          <table:table-cell table:number-columns-repeated="3"/>
          <table:table-cell office:value-type="string">
            <text:p>0:権限無　1:権限有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 table:number-columns-spanned="2" table:number-rows-spanned="1">
            <text:p>システム管理者</text:p>
          </table:table-cell>
          <table:covered-table-cell/>
          <table:table-cell table:style-name="ce9" office:value-type="string" table:number-columns-spanned="2" table:number-rows-spanned="1">
            <text:p>system_management</text:p>
          </table:table-cell>
          <table:covered-table-cell/>
          <table:table-cell table:style-name="ce9" office:value-type="string">
            <text:p>boolean</text:p>
          </table:table-cell>
          <table:table-cell table:number-columns-repeated="3"/>
          <table:table-cell office:value-type="string">
            <text:p>0:管理者でない　1:管理者である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</table:table>
      <table:table table:name="部署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部署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03.コード設計コード一覧の場所状態参照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9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番号と同じ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階層" table:style-name="ta1" table:print="false">
        <office:forms form:automatic-focus="false" form:apply-design-mode="false"/>
        <table:table-column table:style-name="co3" table:number-columns-repeated="8" table:default-cell-style-name="ce2"/>
        <table:table-column table:style-name="co6" table:default-cell-style-name="ce2"/>
        <table:table-column table:style-name="co3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office:forms form:automatic-focus="false" form:apply-design-mode="false"/>
        <table:table-column table:style-name="co3" table:number-columns-repeated="8" table:default-cell-style-name="ce2"/>
        <table:table-column table:style-name="co6" table:default-cell-style-name="ce2"/>
        <table:table-column table:style-name="co3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投影ID</text:p>
          </table:table-cell>
          <table:covered-table-cell/>
          <table:table-cell office:value-type="string" table:number-columns-spanned="2" table:number-rows-spanned="1">
            <text:p>projection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ログ出力日時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office:forms form:automatic-focus="false" form:apply-design-mode="false"/>
        <table:table-column table:style-name="co3" table:default-cell-style-name="ce13"/>
        <table:table-column table:style-name="co9" table:default-cell-style-name="ce13"/>
        <table:table-column table:style-name="co3" table:default-cell-style-name="ce13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2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0">
            <text:p>7月20日</text:p>
          </table:table-cell>
          <table:table-cell office:value-type="string">
            <text:p>テーブル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1">
            <text:p>7月21日</text:p>
          </table:table-cell>
          <table:table-cell office:value-type="string">
            <text:p>テーブル修正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7">
            <text:p>7月27日</text:p>
          </table:table-cell>
          <table:table-cell office:value-type="string">
            <text:p>テーブル名変更</text:p>
          </table:table-cell>
          <table:table-cell office:value-type="string">
            <text:p>下田</text:p>
          </table:table-cell>
        </table:table-row>
        <table:table-row table:style-name="ro3">
          <table:table-cell/>
          <table:table-cell table:style-name="ce15" office:value-type="string">
            <text:p>一部名称を</text:p>
            <text:p>他の資料の単語と</text:p>
            <text:p>統一</text:p>
          </table:table-cell>
          <table:table-cell/>
        </table:table-row>
        <table:table-row table:style-name="ro2">
          <table:table-cell table:style-name="ce12" office:value-type="date" office:date-value="2021-07-28">
            <text:p>7月28日</text:p>
          </table:table-cell>
          <table:table-cell office:value-type="string">
            <text:p>テーブル名構造変更</text:p>
          </table:table-cell>
          <table:table-cell office:value-type="string">
            <text:p>下田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style-name="ce14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2021/08/04</text:date>, <text:time>15:02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8-04T15:02:16.43</dc:date>
    <dc:creator>B-FORME </dc:creator>
    <meta:editing-duration>PT13H14M22S</meta:editing-duration>
    <meta:editing-cycles>94</meta:editing-cycles>
    <meta:generator>OpenOffice/4.1.10$Win32 OpenOffice.org_project/4110m2$Build-9807</meta:generator>
    <meta:document-statistic meta:table-count="7" meta:cell-count="331" meta:object-count="0"/>
  </office:meta>
</office:document-meta>
</file>